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svg:stroke-color="#00004c" draw:marker-start-width="0.279cm" draw:marker-end-width="0.279cm" draw:fill="solid" draw:fill-color="#00004c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4c" draw:marker-start-width="0.279cm" draw:marker-end-width="0.279cm" draw:fill-color="#00004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be480a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2762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Arrow_20_Line" style:list-style-name="L1">
      <style:graphic-properties draw:textarea-vertical-align="middle" draw:line-distance="0.9cm" draw:placing="below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0.9cm" draw:placing="below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4c"/>
      <style:paragraph-properties fo:text-align="center"/>
    </style:style>
    <style:style style:name="P3" style:family="paragraph">
      <loext:graphic-properties draw:fill-color="#00004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T1" style:family="text">
      <style:text-properties style:font-name="FreeSans" style:font-name-asian="FreeSans" style:font-name-complex="FreeSans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12cm" svg:x2="5cm" svg:y2="2cm">
          <text:p/>
        </draw:line>
        <draw:line draw:style-name="gr1" draw:text-style-name="P1" draw:layer="layout" svg:x1="5cm" svg:y1="12cm" svg:x2="22cm" svg:y2="12cm">
          <text:p/>
        </draw:line>
        <draw:connector draw:style-name="gr2" draw:text-style-name="P2" draw:layer="layout" draw:type="curve" svg:x1="5.9cm" svg:y1="3.2cm" svg:x2="10.901cm" svg:y2="10.901cm" draw:start-shape="id1" draw:start-glue-point="8" draw:end-shape="id2" draw:end-glue-point="6" svg:d="M5900 3200c0 5134 1667 7701 5001 7701" svg:viewBox="0 0 5002 7702">
          <text:p/>
        </draw:connector>
        <draw:custom-shape draw:style-name="gr3" draw:text-style-name="P3" xml:id="id1" draw:id="id1" draw:layer="layout" svg:width="0.2cm" svg:height="0.2cm" svg:x="5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2cm" svg:height="0.2cm" svg:x="10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101cm" svg:y1="10.901cm" svg:x2="21cm" svg:y2="3.1cm" draw:start-shape="id2" draw:start-glue-point="10" draw:end-shape="id3" draw:end-glue-point="8" svg:d="M11101 10901c6600 0 9899-2600 9899-7801" svg:viewBox="0 0 9900 7802">
          <text:p/>
        </draw:connector>
        <draw:custom-shape draw:style-name="gr3" draw:text-style-name="P3" xml:id="id3" draw:id="id3" draw:layer="layout" svg:width="0.2cm" svg:height="0.2cm" svg:x="20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cm" svg:height="0.2cm" svg:x="18.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2cm" svg:height="0.2cm" svg:x="19.9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2cm" svg:height="0.2cm" svg:x="16.9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571cm" svg:y1="8.929cm" svg:x2="19.93cm" svg:y2="7.272cm" draw:start-shape="id4" draw:start-glue-point="11" draw:end-shape="id5" draw:end-glue-point="7" svg:d="M18571 8929l1359-1657" svg:viewBox="0 0 1360 1658">
          <text:p/>
        </draw:connector>
        <draw:connector draw:style-name="gr5" draw:text-style-name="P1" draw:layer="layout" draw:type="line" svg:x1="17.072cm" svg:y1="9.73cm" svg:x2="19.931cm" svg:y2="7.273cm" draw:start-shape="id6" draw:start-glue-point="11" svg:d="M17072 9730l2859-2457" svg:viewBox="0 0 2860 2458">
          <text:p/>
        </draw:connector>
        <draw:connector draw:style-name="gr5" draw:text-style-name="P1" draw:layer="layout" draw:type="line" svg:x1="17.173cm" svg:y1="10.157cm" svg:x2="20.073cm" svg:y2="7.7cm" svg:d="M17173 10157l2900-2457" svg:viewBox="0 0 2901 2458">
          <text:p/>
        </draw:connector>
        <draw:line draw:style-name="gr6" draw:text-style-name="P1" draw:layer="layout" svg:x1="17cm" svg:y1="9.8cm" svg:x2="17cm" svg:y2="12cm">
          <text:p/>
        </draw:line>
        <draw:line draw:style-name="gr6" draw:text-style-name="P1" draw:layer="layout" svg:x1="18.5cm" svg:y1="9cm" svg:x2="18.5cm" svg:y2="12cm">
          <text:p/>
        </draw:line>
        <draw:line draw:style-name="gr6" draw:text-style-name="P1" draw:layer="layout" svg:x1="20cm" svg:y1="7.2cm" svg:x2="20cm" svg:y2="12cm">
          <text:p/>
        </draw:line>
        <draw:line draw:style-name="gr6" draw:text-style-name="P1" draw:layer="layout" svg:x1="17cm" svg:y1="9.8cm" svg:x2="20cm" svg:y2="9.8cm">
          <text:p/>
        </draw:line>
        <draw:measure draw:style-name="gr7" draw:text-style-name="P4" draw:layer="measurelines" svg:x1="17cm" svg:y1="12cm" svg:x2="18.5cm" svg:y2="12cm">
          <text:p text:style-name="P4"><text:span text:style-name="T1">∊</text:span></text:p>
        </draw:measure>
        <draw:measure draw:style-name="gr8" draw:text-style-name="P4" draw:layer="layout" svg:x1="18.5cm" svg:y1="12cm" svg:x2="20cm" svg:y2="12cm">
          <text:p text:style-name="P4"><text:span text:style-name="T1">∊</text:span></text:p>
        </draw:measure>
        <draw:measure draw:style-name="gr9" draw:text-style-name="P4" draw:layer="measurelines" svg:x1="20.246cm" svg:y1="7.2cm" svg:x2="20.246cm" svg:y2="9.8cm">
          <text:p text:style-name="P4"><text:span text:style-name="T2">ᵟ</text:span><text:span text:style-name="T3">J</text:span></text:p>
        </draw:measure>
        <draw:frame draw:style-name="gr10" draw:text-style-name="P5" draw:layer="layout" svg:width="3.2cm" svg:height="0.962cm" svg:x="11.3cm" svg:y="12.3cm">
          <draw:text-box>
            <text:p>Weights</text:p>
          </draw:text-box>
        </draw:frame>
        <draw:frame draw:style-name="gr11" draw:text-style-name="P5" draw:layer="layout" svg:width="3.2cm" svg:height="1cm" draw:transform="rotate (1.5707963267949) translate (3.9cm 8.781cm)">
          <draw:text-box>
            <text:p>Co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19:45.778126040</meta:creation-date>
    <dc:date>2021-05-03T17:14:10.908209627</dc:date>
    <meta:editing-duration>PT2M44S</meta:editing-duration>
    <meta:editing-cycles>1</meta:editing-cycles>
    <meta:document-statistic meta:object-count="22"/>
    <meta:generator>LibreOffice/6.4.7.2$Linux_X86_64 LibreOffice_project/40$Build-2</meta:generator>
  </office:meta>
</office:document-meta>
</file>